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<text:span text:style-name="T1">Audiowrapper</text:span> in C++</text:p>
                <text:list>
                  <text:list-item>
                    <text:p><text:span text:style-name="T1">vgl.</text:span>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<text:span text:style-name="T1">Entwickelt von </text:span><text:span text:style-name="T2">Gary</text:span><text:span text:style-name="T1"> P. Scavone</text:span></text:p>
                <text:list>
                  <text:list-item>
                    <text:p><text:span text:style-name="T1">(Professor, McGill Uni Kanada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Durch</text:span> RtAudio Objekt:</text:p>
              </text:list-item>
              <text:list-item>
                <text:p>DeviceInfo:</text:p>
                <text:list>
                  <text:list-item>
                    <text:p>Allgemeine <text:span text:style-name="T1">Audiogeräte</text:span> <text:span text:style-name="T1">Informationen,</text:span></text:p>
                    <text:list>
                      <text:list-item>
                        <text:p><text:span text:style-name="T1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StreamOptions:</text:p>
                <text:list>
                  <text:list-item>
                    <text:p><text:span text:style-name="T1">Spezifische</text:span> Stream <text:span text:style-name="T1">Optionen</text:span></text:p>
                    <text:list>
                      <text:list-item>
                        <text:p><text:span text:style-name="T1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><text:span text:style-name="T1"/></text:p>
                      </text:list-item>
                      <text:list-item>
                        <text:p><text:span text:style-name="T1"/></text:p>
                        <text:p><text:span text:style-name="T1"/></text:p>
                        <text:p><text:span text:style-name="T1"/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.OpenStream(</text:p>
              </text:list-item>
              <text:list-item>
                <text:p>&amp;OutputStreamParameter, &amp;InputStreamParameter,</text:p>
                <text:list>
                  <text:list-item>
                    <text:p><text:span text:style-name="T1">z.B. deviceId, Anzahl der zu benutzenden Channels</text:span> <text:s text:c="2"/></text:p>
                  </text:list-item>
                </text:list>
              </text:list-item>
              <text:list-item>
                <text:p>RtAudioFormat,</text:p>
                <text:list>
                  <text:list-item>
                    <text:p>z.B. 32-bit signed integer, 32-bit Float</text:p>
                  </text:list-item>
                  <text:list-item>
                    <text:p><text:span text:style-name="T1">Ausgehandelt unter den AudioProzessoren über den AudioHandler</text:span></text:p>
                  </text:list-item>
                </text:list>
              </text:list-item>
              <text:list-item>
                <text:p>SampleRate,</text:p>
                <text:list>
                  <text:list-item>
                    <text:p>z.B. 8000Hz(GSM Telefonie), 44100Hz(Audio-CDs), 48000Hz(StudioQualität)</text:p>
                  </text:list-item>
                  <text:list-item>
                    <text:p><text:span text:style-name="T1">Ausgehandelt unter den AudioProzessoren über den AudioHandler</text:span></text:p>
                  </text:list-item>
                </text:list>
              </text:list-item>
              <text:list-item>
                <text:p>&amp;BufferFrames,</text:p>
                <text:list>
                  <text:list-item>
                    <text:p><text:span text:style-name="T1">Anzahl der Buffer Frames in einem Packe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">Verwaltet über den CallbackHelper</text:span></text:p>
                  </text:list-item>
                </text:list>
              </text:list-item>
              <text:list-item>
                <text:p>userData,</text:p>
                <text:list>
                  <text:list-item>
                    <text:p>Pointer auf Daten welche inerhalb der Callback Funktion aufgerufen werden können ???fixIT(thisPointer)???</text:p>
                  </text:list-item>
                </text:list>
              </text:list-item>
              <text:list-item>
                <text:p>)</text:p>
              </text:list-item>
              <text:list-item>
                <text:p/>
              </text:list-item>
              <text:list-item>
                <text:p><text:span text:style-name="T1"/></text:p>
                <text:list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1H59M9S</meta:editing-duration>
    <meta:editing-cycles>29</meta:editing-cycles>
    <meta:generator>LibreOffice/5.0.3.2$Windows_x86 LibreOffice_project/e5f16313668ac592c1bfb310f4390624e3dbfb75</meta:generator>
    <dc:date>2015-11-25T17:20:30.900000000</dc:date>
    <dc:creator>Jonas </dc:creator>
    <meta:document-statistic meta:object-count="65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